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4 Buttons may not be enough to control the system in its entirety however external control like a web hosting or a dedicated controller improves this experienc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Not optimised cuts and printable parts, causes lower quality for overhangs and support interfac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.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proper manufacturing order and sequence will prevent high down time and work inefficiency due to process requiring other processes to be complet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igh ram usage leads no poor initialisation such as SD card being disabled due to peak ram usage exceeding total avail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10:27:03.34584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1-16T21:11:32.469513100</dc:date>
    <meta:editing-duration>P4DT5H9M17S</meta:editing-duration>
    <meta:editing-cycles>65</meta:editing-cycles>
    <meta:generator>LibreOffice/25.2.6.2$Windows_X86_64 LibreOffice_project/729c5bfe710f5eb71ed3bbde9e06a6065e9c6c5d</meta:generator>
    <meta:document-statistic meta:table-count="1" meta:cell-count="183" meta:object-count="0"/>
  </office:meta>
</office:document-meta>
</file>